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FreeSans2" svg:font-family="FreeSans" style:font-family-generic="swiss"/>
    <style:font-face style:name="Abyssinica SIL" svg:font-family="'Abyssinica SIL'" style:font-adornments="Regular" style:font-pitch="variable"/>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57db44" officeooo:paragraph-rsid="0058893f"/>
    </style:style>
    <style:style style:name="P2" style:family="paragraph" style:parent-style-name="Text_20_body">
      <style:paragraph-properties fo:line-height="150%" fo:text-align="justify" style:justify-single-word="false"/>
      <style:text-properties style:font-name="Times new roman" officeooo:rsid="00152da9" officeooo:paragraph-rsid="00255519"/>
    </style:style>
    <style:style style:name="P3" style:family="paragraph" style:parent-style-name="Text_20_body">
      <style:text-properties officeooo:rsid="00ac5180" officeooo:paragraph-rsid="00ac5180"/>
    </style:style>
    <style:style style:name="P4" style:family="paragraph" style:parent-style-name="Heading_20_1">
      <style:text-properties officeooo:paragraph-rsid="005645ba"/>
    </style:style>
    <style:style style:name="P5" style:family="paragraph" style:parent-style-name="Text_20_body">
      <style:text-properties officeooo:paragraph-rsid="00ccc98c"/>
    </style:style>
    <style:style style:name="P6" style:family="paragraph" style:parent-style-name="Text_20_body">
      <style:paragraph-properties fo:line-height="150%" fo:text-align="justify" style:justify-single-word="false"/>
      <style:text-properties style:font-name="Times new roman" officeooo:rsid="00152da9" officeooo:paragraph-rsid="01ace713"/>
    </style:style>
    <style:style style:name="P7" style:family="paragraph" style:parent-style-name="Text_20_body">
      <style:text-properties officeooo:paragraph-rsid="01b9ffdf"/>
    </style:style>
    <style:style style:name="P8" style:family="paragraph" style:parent-style-name="Text_20_body">
      <style:text-properties officeooo:rsid="01bb6894" officeooo:paragraph-rsid="01bb6894"/>
    </style:style>
    <style:style style:name="P9" style:family="paragraph" style:parent-style-name="Text_20_body">
      <style:text-properties officeooo:paragraph-rsid="01bba4fb"/>
    </style:style>
    <style:style style:name="P10" style:family="paragraph" style:parent-style-name="Text_20_body">
      <style:text-properties officeooo:rsid="01da744f" officeooo:paragraph-rsid="01da744f"/>
    </style:style>
    <style:style style:name="P11" style:family="paragraph" style:parent-style-name="Text_20_body">
      <style:text-properties officeooo:rsid="01dd9fc5" officeooo:paragraph-rsid="01dd9fc5"/>
    </style:style>
    <style:style style:name="P12" style:family="paragraph" style:parent-style-name="Text_20_body">
      <style:text-properties officeooo:rsid="01f2a504" officeooo:paragraph-rsid="01f2a504"/>
    </style:style>
    <style:style style:name="P13" style:family="paragraph" style:parent-style-name="Text_20_body">
      <style:text-properties officeooo:paragraph-rsid="01f9bce5"/>
    </style:style>
    <style:style style:name="P14" style:family="paragraph" style:parent-style-name="Heading" style:master-page-name="First_20_Page">
      <style:paragraph-properties style:page-number="auto"/>
    </style:style>
    <style:style style:name="P15" style:family="paragraph" style:parent-style-name="Heading_20_2">
      <style:text-properties officeooo:rsid="006e1135"/>
    </style:style>
    <style:style style:name="P16" style:family="paragraph" style:parent-style-name="Heading_20_2">
      <style:paragraph-properties fo:break-before="page"/>
      <style:text-properties officeooo:rsid="019ba82b" officeooo:paragraph-rsid="019ba82b"/>
    </style:style>
    <style:style style:name="P17" style:family="paragraph" style:parent-style-name="Heading_20_2">
      <style:paragraph-properties fo:break-before="page"/>
      <style:text-properties officeooo:rsid="019d7beb" officeooo:paragraph-rsid="019d7beb"/>
    </style:style>
    <style:style style:name="P18" style:family="paragraph" style:parent-style-name="Heading_20_3">
      <style:text-properties officeooo:rsid="00ee54ec" officeooo:paragraph-rsid="00ee54ec"/>
    </style:style>
    <style:style style:name="P19" style:family="paragraph" style:parent-style-name="Heading_20_3">
      <style:text-properties officeooo:rsid="01a2a9bd" officeooo:paragraph-rsid="01a2a9bd"/>
    </style:style>
    <style:style style:name="P20" style:family="paragraph" style:parent-style-name="Heading_20_3">
      <style:text-properties officeooo:rsid="01a48070" officeooo:paragraph-rsid="01a48070"/>
    </style:style>
    <style:style style:name="P21" style:family="paragraph" style:parent-style-name="Heading_20_3">
      <style:text-properties officeooo:rsid="01a71094" officeooo:paragraph-rsid="01a71094"/>
    </style:style>
    <style:style style:name="P22" style:family="paragraph" style:parent-style-name="Heading_20_3">
      <style:text-properties officeooo:rsid="01b39c15" officeooo:paragraph-rsid="01b39c15"/>
    </style:style>
    <style:style style:name="P23" style:family="paragraph" style:parent-style-name="Heading_20_3">
      <style:text-properties officeooo:rsid="01b5df5e" officeooo:paragraph-rsid="01b5df5e"/>
    </style:style>
    <style:style style:name="P24" style:family="paragraph" style:parent-style-name="Heading_20_3">
      <style:text-properties officeooo:rsid="01b73640" officeooo:paragraph-rsid="01b73640"/>
    </style:style>
    <style:style style:name="P25" style:family="paragraph" style:parent-style-name="Contents_20_Heading_20_2">
      <style:text-properties officeooo:rsid="0196a58e" officeooo:paragraph-rsid="0196a58e"/>
    </style:style>
    <style:style style:name="P26" style:family="paragraph" style:parent-style-name="Contents_20_Heading">
      <style:paragraph-properties fo:break-before="page"/>
    </style:style>
    <style:style style:name="P27" style:family="paragraph" style:parent-style-name="Contents_20_3">
      <style:paragraph-properties>
        <style:tab-stops>
          <style:tab-stop style:position="6.6953in" style:type="right" style:leader-style="dotted" style:leader-text="."/>
        </style:tab-stops>
      </style:paragraph-properties>
    </style:style>
    <style:style style:name="P28" style:family="paragraph" style:parent-style-name="Contents_20_2">
      <style:paragraph-properties>
        <style:tab-stops>
          <style:tab-stop style:position="6.6953in" style:type="right" style:leader-style="dotted" style:leader-text="."/>
        </style:tab-stops>
      </style:paragraph-properties>
    </style:style>
    <style:style style:name="P29" style:family="paragraph" style:parent-style-name="Contents_20_Heading_20_3">
      <style:text-properties officeooo:rsid="01948003" officeooo:paragraph-rsid="01948003"/>
    </style:style>
    <style:style style:name="T1" style:family="text">
      <style:text-properties fo:font-style="italic" officeooo:rsid="01b8d6d8" style:font-style-asian="italic" style:font-style-complex="italic"/>
    </style:style>
    <style:style style:name="T2" style:family="text">
      <style:text-properties fo:font-style="italic" officeooo:rsid="02145f4e" style:font-style-asian="italic" style:font-style-complex="italic"/>
    </style:style>
    <style:style style:name="T3" style:family="text">
      <style:text-properties fo:font-style="italic" officeooo:rsid="0250836b" style:font-style-asian="italic" style:font-style-complex="italic"/>
    </style:style>
    <style:style style:name="T4" style:family="text">
      <style:text-properties fo:font-style="italic" officeooo:rsid="026f244c" style:font-style-asian="italic" style:font-style-complex="italic"/>
    </style:style>
    <style:style style:name="T5" style:family="text">
      <style:text-properties fo:font-style="italic" fo:font-weight="normal" officeooo:rsid="01c37324" style:font-style-asian="italic" style:font-weight-asian="normal" style:font-style-complex="italic" style:font-weight-complex="normal"/>
    </style:style>
    <style:style style:name="T6" style:family="text">
      <style:text-properties fo:font-style="italic" fo:font-weight="normal" officeooo:rsid="01c93cf0" style:font-style-asian="italic" style:font-weight-asian="normal" style:font-style-complex="italic" style:font-weight-complex="normal"/>
    </style:style>
    <style:style style:name="T7" style:family="text">
      <style:text-properties fo:font-style="italic" fo:font-weight="normal" officeooo:rsid="01cc7247" style:font-style-asian="italic" style:font-weight-asian="normal" style:font-style-complex="italic" style:font-weight-complex="normal"/>
    </style:style>
    <style:style style:name="T8" style:family="text">
      <style:text-properties fo:font-style="italic" fo:font-weight="normal" officeooo:rsid="01d2e670" style:font-style-asian="italic" style:font-weight-asian="normal" style:font-style-complex="italic" style:font-weight-complex="normal"/>
    </style:style>
    <style:style style:name="T9" style:family="text">
      <style:text-properties fo:font-style="italic" fo:font-weight="normal" officeooo:rsid="01d3ab48" style:font-style-asian="italic" style:font-weight-asian="normal" style:font-style-complex="italic" style:font-weight-complex="normal"/>
    </style:style>
    <style:style style:name="T10" style:family="text">
      <style:text-properties fo:font-style="italic" fo:font-weight="normal" officeooo:rsid="01d549c6" style:font-style-asian="italic" style:font-weight-asian="normal" style:font-style-complex="italic" style:font-weight-complex="normal"/>
    </style:style>
    <style:style style:name="T11" style:family="text">
      <style:text-properties fo:font-style="italic" fo:font-weight="normal" officeooo:rsid="01d6d18d" style:font-style-asian="italic" style:font-weight-asian="normal" style:font-style-complex="italic" style:font-weight-complex="normal"/>
    </style:style>
    <style:style style:name="T12" style:family="text">
      <style:text-properties fo:font-style="italic" fo:font-weight="normal" officeooo:rsid="01ee1fcd" style:font-style-asian="italic" style:font-weight-asian="normal" style:font-style-complex="italic" style:font-weight-complex="normal"/>
    </style:style>
    <style:style style:name="T13" style:family="text">
      <style:text-properties fo:font-style="italic" fo:font-weight="normal" officeooo:rsid="01f0056b" style:font-style-asian="italic" style:font-weight-asian="normal" style:font-style-complex="italic" style:font-weight-complex="normal"/>
    </style:style>
    <style:style style:name="T14" style:family="text">
      <style:text-properties fo:font-style="italic" fo:font-weight="normal" officeooo:rsid="01f3008b" style:font-style-asian="italic" style:font-weight-asian="normal" style:font-style-complex="italic" style:font-weight-complex="normal"/>
    </style:style>
    <style:style style:name="T15" style:family="text">
      <style:text-properties fo:font-style="italic" fo:font-weight="normal" officeooo:rsid="01f55a77"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4fc6fc" style:font-style-asian="normal" style:font-style-complex="normal"/>
    </style:style>
    <style:style style:name="T18" style:family="text">
      <style:text-properties fo:font-style="normal" officeooo:rsid="02260ede" style:font-style-asian="normal" style:font-style-complex="normal"/>
    </style:style>
    <style:style style:name="T19" style:family="text">
      <style:text-properties fo:font-style="normal" officeooo:rsid="02278fc3" style:font-style-asian="normal" style:font-style-complex="normal"/>
    </style:style>
    <style:style style:name="T20" style:family="text">
      <style:text-properties fo:font-style="normal" officeooo:rsid="022865b4" style:font-style-asian="normal" style:font-style-complex="normal"/>
    </style:style>
    <style:style style:name="T21" style:family="text">
      <style:text-properties fo:font-style="normal" officeooo:rsid="0228c931" style:font-style-asian="normal" style:font-style-complex="normal"/>
    </style:style>
    <style:style style:name="T22" style:family="text">
      <style:text-properties fo:font-style="normal" officeooo:rsid="022abe77" style:font-style-asian="normal" style:font-style-complex="normal"/>
    </style:style>
    <style:style style:name="T23" style:family="text">
      <style:text-properties fo:font-style="normal" officeooo:rsid="022c157e" style:font-style-asian="normal" style:font-style-complex="normal"/>
    </style:style>
    <style:style style:name="T24" style:family="text">
      <style:text-properties fo:font-style="normal" officeooo:rsid="022cfa22" style:font-style-asian="normal" style:font-style-complex="normal"/>
    </style:style>
    <style:style style:name="T25" style:family="text">
      <style:text-properties fo:font-style="normal" officeooo:rsid="0240e595" style:font-style-asian="normal" style:font-style-complex="normal"/>
    </style:style>
    <style:style style:name="T26" style:family="text">
      <style:text-properties fo:font-style="normal" officeooo:rsid="02416a85" style:font-style-asian="normal" style:font-style-complex="normal"/>
    </style:style>
    <style:style style:name="T27" style:family="text">
      <style:text-properties fo:font-style="normal" officeooo:rsid="02457be1" style:font-style-asian="normal" style:font-style-complex="normal"/>
    </style:style>
    <style:style style:name="T28" style:family="text">
      <style:text-properties fo:font-style="normal" officeooo:rsid="0246a868" style:font-style-asian="normal" style:font-style-complex="normal"/>
    </style:style>
    <style:style style:name="T29" style:family="text">
      <style:text-properties fo:font-style="normal" officeooo:rsid="02485c60" style:font-style-asian="normal" style:font-style-complex="normal"/>
    </style:style>
    <style:style style:name="T30" style:family="text">
      <style:text-properties fo:font-style="normal" officeooo:rsid="0248fa0e" style:font-style-asian="normal" style:font-style-complex="normal"/>
    </style:style>
    <style:style style:name="T31" style:family="text">
      <style:text-properties fo:font-style="normal" officeooo:rsid="024ac972" style:font-style-asian="normal" style:font-style-complex="normal"/>
    </style:style>
    <style:style style:name="T32" style:family="text">
      <style:text-properties fo:font-style="normal" fo:font-weight="normal" officeooo:rsid="01e1126f" style:font-style-asian="normal" style:font-weight-asian="normal" style:font-style-complex="normal" style:font-weight-complex="normal"/>
    </style:style>
    <style:style style:name="T33" style:family="text">
      <style:text-properties fo:font-style="normal" fo:font-weight="normal" officeooo:rsid="01e5304d" style:font-style-asian="normal" style:font-weight-asian="normal" style:font-style-complex="normal" style:font-weight-complex="normal"/>
    </style:style>
    <style:style style:name="T34" style:family="text">
      <style:text-properties fo:font-style="normal" fo:font-weight="normal" officeooo:rsid="0275c960" style:font-style-asian="normal" style:font-weight-asian="normal" style:font-style-complex="normal" style:font-weight-complex="normal"/>
    </style:style>
    <style:style style:name="T35" style:family="text">
      <style:text-properties fo:font-style="normal" fo:font-weight="normal" officeooo:rsid="027696ce" style:font-style-asian="normal" style:font-weight-asian="normal" style:font-style-complex="normal" style:font-weight-complex="normal"/>
    </style:style>
    <style:style style:name="T36" style:family="text">
      <style:text-properties fo:font-style="normal" fo:font-weight="bold" officeooo:rsid="01e5304d" style:font-style-asian="normal" style:font-weight-asian="bold" style:font-style-complex="normal" style:font-weight-complex="bold"/>
    </style:style>
    <style:style style:name="T37" style:family="text">
      <style:text-properties officeooo:rsid="01916d1e"/>
    </style:style>
    <style:style style:name="T38" style:family="text">
      <style:text-properties officeooo:rsid="01933138"/>
    </style:style>
    <style:style style:name="T39" style:family="text">
      <style:text-properties officeooo:rsid="0194cf94"/>
    </style:style>
    <style:style style:name="T40" style:family="text">
      <style:text-properties officeooo:rsid="00ccc98c"/>
    </style:style>
    <style:style style:name="T41" style:family="text">
      <style:text-properties officeooo:rsid="01a05a43"/>
    </style:style>
    <style:style style:name="T42" style:family="text">
      <style:text-properties officeooo:rsid="01a5c500"/>
    </style:style>
    <style:style style:name="T43" style:family="text">
      <style:text-properties officeooo:rsid="01aabd3e"/>
    </style:style>
    <style:style style:name="T44" style:family="text">
      <style:text-properties officeooo:rsid="01b12c8e"/>
    </style:style>
    <style:style style:name="T45" style:family="text">
      <style:text-properties officeooo:rsid="01b53856"/>
    </style:style>
    <style:style style:name="T46" style:family="text">
      <style:text-properties officeooo:rsid="01b8d6d8"/>
    </style:style>
    <style:style style:name="T47" style:family="text">
      <style:text-properties fo:font-weight="bold" style:font-weight-asian="bold" style:font-weight-complex="bold"/>
    </style:style>
    <style:style style:name="T48" style:family="text">
      <style:text-properties fo:font-weight="bold" officeooo:rsid="01b8d6d8" style:font-weight-asian="bold" style:font-weight-complex="bold"/>
    </style:style>
    <style:style style:name="T49" style:family="text">
      <style:text-properties fo:font-weight="bold" officeooo:rsid="01bba4fb" style:font-weight-asian="bold" style:font-weight-complex="bold"/>
    </style:style>
    <style:style style:name="T50" style:family="text">
      <style:text-properties fo:font-weight="bold" officeooo:rsid="01c37324" style:font-weight-asian="bold" style:font-weight-complex="bold"/>
    </style:style>
    <style:style style:name="T51" style:family="text">
      <style:text-properties fo:font-weight="bold" officeooo:rsid="01c7a401" style:font-weight-asian="bold" style:font-weight-complex="bold"/>
    </style:style>
    <style:style style:name="T52" style:family="text">
      <style:text-properties fo:font-weight="bold" officeooo:rsid="01cbee21" style:font-weight-asian="bold" style:font-weight-complex="bold"/>
    </style:style>
    <style:style style:name="T53" style:family="text">
      <style:text-properties fo:font-weight="bold" officeooo:rsid="01ce0a91" style:font-weight-asian="bold" style:font-weight-complex="bold"/>
    </style:style>
    <style:style style:name="T54" style:family="text">
      <style:text-properties fo:font-weight="bold" officeooo:rsid="01d419f3" style:font-weight-asian="bold" style:font-weight-complex="bold"/>
    </style:style>
    <style:style style:name="T55" style:family="text">
      <style:text-properties fo:font-weight="bold" officeooo:rsid="01d6309a" style:font-weight-asian="bold" style:font-weight-complex="bold"/>
    </style:style>
    <style:style style:name="T56" style:family="text">
      <style:text-properties fo:font-weight="bold" officeooo:rsid="01e1126f" style:font-weight-asian="bold" style:font-weight-complex="bold"/>
    </style:style>
    <style:style style:name="T57" style:family="text">
      <style:text-properties fo:font-weight="bold" officeooo:rsid="01e74605" style:font-weight-asian="bold" style:font-weight-complex="bold"/>
    </style:style>
    <style:style style:name="T58" style:family="text">
      <style:text-properties fo:font-weight="bold" officeooo:rsid="01ece705" style:font-weight-asian="bold" style:font-weight-complex="bold"/>
    </style:style>
    <style:style style:name="T59" style:family="text">
      <style:text-properties fo:font-weight="bold" officeooo:rsid="01f3014c" style:font-weight-asian="bold" style:font-weight-complex="bold"/>
    </style:style>
    <style:style style:name="T60" style:family="text">
      <style:text-properties fo:font-weight="bold" officeooo:rsid="01f3008b" style:font-weight-asian="bold" style:font-weight-complex="bold"/>
    </style:style>
    <style:style style:name="T61" style:family="text">
      <style:text-properties fo:font-weight="bold" officeooo:rsid="01f3724e" style:font-weight-asian="bold" style:font-weight-complex="bold"/>
    </style:style>
    <style:style style:name="T62" style:family="text">
      <style:text-properties fo:font-weight="bold" officeooo:rsid="01fb2ecd" style:font-weight-asian="bold" style:font-weight-complex="bold"/>
    </style:style>
    <style:style style:name="T63" style:family="text">
      <style:text-properties fo:font-weight="bold" officeooo:rsid="00ccc98c" style:font-weight-asian="bold" style:font-weight-complex="bold"/>
    </style:style>
    <style:style style:name="T64" style:family="text">
      <style:text-properties fo:font-weight="bold" officeooo:rsid="02145f4e" style:font-weight-asian="bold" style:font-weight-complex="bold"/>
    </style:style>
    <style:style style:name="T65" style:family="text">
      <style:text-properties officeooo:rsid="01bba4fb"/>
    </style:style>
    <style:style style:name="T66" style:family="text">
      <style:text-properties officeooo:rsid="01be3a5e"/>
    </style:style>
    <style:style style:name="T67" style:family="text">
      <style:text-properties officeooo:rsid="01c37324"/>
    </style:style>
    <style:style style:name="T68" style:family="text">
      <style:text-properties fo:font-weight="normal" style:font-weight-asian="normal" style:font-weight-complex="normal"/>
    </style:style>
    <style:style style:name="T69" style:family="text">
      <style:text-properties fo:font-weight="normal" officeooo:rsid="01c37324" style:font-weight-asian="normal" style:font-weight-complex="normal"/>
    </style:style>
    <style:style style:name="T70" style:family="text">
      <style:text-properties fo:font-weight="normal" officeooo:rsid="01c93cf0" style:font-weight-asian="normal" style:font-weight-complex="normal"/>
    </style:style>
    <style:style style:name="T71" style:family="text">
      <style:text-properties fo:font-weight="normal" officeooo:rsid="01cbee21" style:font-weight-asian="normal" style:font-weight-complex="normal"/>
    </style:style>
    <style:style style:name="T72" style:family="text">
      <style:text-properties fo:font-weight="normal" officeooo:rsid="01cf5e06" style:font-weight-asian="normal" style:font-weight-complex="normal"/>
    </style:style>
    <style:style style:name="T73" style:family="text">
      <style:text-properties fo:font-weight="normal" officeooo:rsid="01cfeb48" style:font-weight-asian="normal" style:font-weight-complex="normal"/>
    </style:style>
    <style:style style:name="T74" style:family="text">
      <style:text-properties fo:font-weight="normal" officeooo:rsid="01d1b8a9" style:font-weight-asian="normal" style:font-weight-complex="normal"/>
    </style:style>
    <style:style style:name="T75" style:family="text">
      <style:text-properties fo:font-weight="normal" officeooo:rsid="01d2e670" style:font-weight-asian="normal" style:font-weight-complex="normal"/>
    </style:style>
    <style:style style:name="T76" style:family="text">
      <style:text-properties fo:font-weight="normal" officeooo:rsid="01d3ab48" style:font-weight-asian="normal" style:font-weight-complex="normal"/>
    </style:style>
    <style:style style:name="T77" style:family="text">
      <style:text-properties fo:font-weight="normal" officeooo:rsid="01d419f3" style:font-weight-asian="normal" style:font-weight-complex="normal"/>
    </style:style>
    <style:style style:name="T78" style:family="text">
      <style:text-properties fo:font-weight="normal" officeooo:rsid="01d549c6" style:font-weight-asian="normal" style:font-weight-complex="normal"/>
    </style:style>
    <style:style style:name="T79" style:family="text">
      <style:text-properties fo:font-weight="normal" officeooo:rsid="01d6d18d" style:font-weight-asian="normal" style:font-weight-complex="normal"/>
    </style:style>
    <style:style style:name="T80" style:family="text">
      <style:text-properties fo:font-weight="normal" officeooo:rsid="01dc6aa7" style:font-weight-asian="normal" style:font-weight-complex="normal"/>
    </style:style>
    <style:style style:name="T81" style:family="text">
      <style:text-properties fo:font-weight="normal" officeooo:rsid="01de3c0a" style:font-weight-asian="normal" style:font-weight-complex="normal"/>
    </style:style>
    <style:style style:name="T82" style:family="text">
      <style:text-properties fo:font-weight="normal" officeooo:rsid="01de836e" style:font-weight-asian="normal" style:font-weight-complex="normal"/>
    </style:style>
    <style:style style:name="T83" style:family="text">
      <style:text-properties fo:font-weight="normal" officeooo:rsid="01df6c1b" style:font-weight-asian="normal" style:font-weight-complex="normal"/>
    </style:style>
    <style:style style:name="T84" style:family="text">
      <style:text-properties fo:font-weight="normal" officeooo:rsid="01ece705" style:font-weight-asian="normal" style:font-weight-complex="normal"/>
    </style:style>
    <style:style style:name="T85" style:family="text">
      <style:text-properties fo:font-weight="normal" officeooo:rsid="01ee1fcd" style:font-weight-asian="normal" style:font-weight-complex="normal"/>
    </style:style>
    <style:style style:name="T86" style:family="text">
      <style:text-properties fo:font-weight="normal" officeooo:rsid="01ee3f63" style:font-weight-asian="normal" style:font-weight-complex="normal"/>
    </style:style>
    <style:style style:name="T87" style:family="text">
      <style:text-properties fo:font-weight="normal" officeooo:rsid="01f3008b" style:font-weight-asian="normal" style:font-weight-complex="normal"/>
    </style:style>
    <style:style style:name="T88" style:family="text">
      <style:text-properties fo:font-weight="normal" officeooo:rsid="01f3014c" style:font-weight-asian="normal" style:font-weight-complex="normal"/>
    </style:style>
    <style:style style:name="T89" style:family="text">
      <style:text-properties fo:font-weight="normal" officeooo:rsid="01f752fb" style:font-weight-asian="normal" style:font-weight-complex="normal"/>
    </style:style>
    <style:style style:name="T90" style:family="text">
      <style:text-properties fo:font-weight="normal" officeooo:rsid="02671a1d" style:font-weight-asian="normal" style:font-weight-complex="normal"/>
    </style:style>
    <style:style style:name="T91" style:family="text">
      <style:text-properties fo:font-weight="normal" officeooo:rsid="026aded7" style:font-weight-asian="normal" style:font-weight-complex="normal"/>
    </style:style>
    <style:style style:name="T92" style:family="text">
      <style:text-properties officeooo:rsid="01e1126f"/>
    </style:style>
    <style:style style:name="T93" style:family="text">
      <style:text-properties officeooo:rsid="01e9bc45"/>
    </style:style>
    <style:style style:name="T94" style:family="text">
      <style:text-properties officeooo:rsid="01ece705"/>
    </style:style>
    <style:style style:name="T95" style:family="text">
      <style:text-properties officeooo:rsid="01fb2ecd"/>
    </style:style>
    <style:style style:name="T96" style:family="text">
      <style:text-properties officeooo:rsid="02145f4e"/>
    </style:style>
    <style:style style:name="T97" style:family="text">
      <style:text-properties officeooo:rsid="022298bd"/>
    </style:style>
    <style:style style:name="T98" style:family="text">
      <style:text-properties officeooo:rsid="02399898"/>
    </style:style>
    <style:style style:name="T99" style:family="text">
      <style:text-properties officeooo:rsid="02707843"/>
    </style:style>
    <style:style style:name="T100" style:family="text">
      <style:text-properties officeooo:rsid="0270cf6e"/>
    </style:style>
    <style:style style:name="T101" style:family="text">
      <style:text-properties officeooo:rsid="0272af7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apport <text:span text:style-name="T37">de la Solution</text:span></text:p>
      <text:p text:style-name="P4">« <text:span text:style-name="T38">Club de tennis </text:span>»</text:p>
      <text:p text:style-name="P29">Programmation Orienté<text:span text:style-name="T39">e</text:span> Objet</text:p>
      <text:p text:style-name="P25">ESILV - 2020</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6">Sommaire</text:p>
          </text:index-title>
          <text:p text:style-name="P28"><text:a xlink:type="simple" xlink:href="#__RefHeading___Toc2142_916937081" text:style-name="Index_20_Link" text:visited-style-name="Index_20_Link">I. Explication Diagramme UML<text:tab/>3</text:a></text:p>
          <text:p text:style-name="P27"><text:a xlink:type="simple" xlink:href="#__RefHeading___Toc2144_916937081" text:style-name="Index_20_Link" text:visited-style-name="Index_20_Link">1. Les Membres/Coachs/Staffs<text:tab/>3</text:a></text:p>
          <text:p text:style-name="P27"><text:a xlink:type="simple" xlink:href="#__RefHeading___Toc2146_916937081" text:style-name="Index_20_Link" text:visited-style-name="Index_20_Link">2. Les Evènements<text:tab/>3</text:a></text:p>
          <text:p text:style-name="P27"><text:a xlink:type="simple" xlink:href="#__RefHeading___Toc2148_916937081" text:style-name="Index_20_Link" text:visited-style-name="Index_20_Link">3. Le Club<text:tab/>4</text:a></text:p>
          <text:p text:style-name="P28"><text:a xlink:type="simple" xlink:href="#__RefHeading___Toc1524_1061633367" text:style-name="Index_20_Link" text:visited-style-name="Index_20_Link">II. Explication de l’IHM<text:tab/>5</text:a></text:p>
          <text:p text:style-name="P27"><text:a xlink:type="simple" xlink:href="#__RefHeading___Toc212_916937081" text:style-name="Index_20_Link" text:visited-style-name="Index_20_Link">1. Section: Liste des Membres (Tous)<text:tab/>5</text:a></text:p>
          <text:p text:style-name="P27"><text:a xlink:type="simple" xlink:href="#__RefHeading___Toc214_916937081" text:style-name="Index_20_Link" text:visited-style-name="Index_20_Link">2. Section: Ajouter membre<text:tab/>5</text:a></text:p>
          <text:p text:style-name="P27"><text:a xlink:type="simple" xlink:href="#__RefHeading___Toc209_1061633367" text:style-name="Index_20_Link" text:visited-style-name="Index_20_Link">3. Section Compétition<text:tab/>5</text:a></text:p>
          <text:p text:style-name="P27"><text:a xlink:type="simple" xlink:href="#__RefHeading___Toc991_2109008113" text:style-name="Index_20_Link" text:visited-style-name="Index_20_Link">4. Section Tournoi<text:tab/>6</text:a></text:p>
          <text:p text:style-name="P28"><text:a xlink:type="simple" xlink:href="#__RefHeading___Toc2959_916937081" text:style-name="Index_20_Link" text:visited-style-name="Index_20_Link">III. </text:a><text:a xlink:type="simple" xlink:href="#__RefHeading___Toc2959_916937081" text:style-name="Index_20_Link" text:visited-style-name="Index_20_Link"><text:span text:style-name="T16">B</text:span></text:a><text:a xlink:type="simple" xlink:href="#__RefHeading___Toc2959_916937081" text:style-name="Index_20_Link" text:visited-style-name="Index_20_Link"><text:span text:style-name="T16">ilan</text:span></text:a><text:a xlink:type="simple" xlink:href="#__RefHeading___Toc2959_916937081" text:style-name="Index_20_Link" text:visited-style-name="Index_20_Link"><text:tab/>6</text:a></text:p>
        </text:index-body>
      </text:table-of-content>
      <text:h text:style-name="P15" text:outline-level="2" text:is-list-header="true"/>
      <text:h text:style-name="P16" text:outline-level="2"><text:bookmark-start text:name="__RefHeading___Toc2142_916937081"/>Explication Diagramme UML<text:bookmark-end text:name="__RefHeading___Toc2142_916937081"/></text:h>
      <text:p text:style-name="Text_20_body"><text:tab/><text:span text:style-name="T92">La plupart des collections utilisées sont des </text:span><text:span text:style-name="T56">SortedSet</text:span><text:span text:style-name="T92">(des ensembles) afin d’éviter les doublons. Ce qui veut dire que de nombreux objets implémentent l’interface </text:span><text:span text:style-name="T56">IComparable</text:span><text:span text:style-name="T92">(</text:span><text:span text:style-name="T56">Person</text:span><text:span text:style-name="T92">, </text:span><text:span text:style-name="T56">TeamMatch</text:span><text:span text:style-name="T92">, </text:span><text:span text:style-name="T56">Event</text:span><text:span text:style-name="T92">…), des classes implémentent également </text:span><text:span text:style-name="T56">I</text:span><text:span text:style-name="T57">C</text:span><text:span text:style-name="T56">omparer</text:span><text:span text:style-name="T32"> </text:span><text:span text:style-name="T33">ont été cré</text:span><text:span text:style-name="T34">é</text:span><text:span text:style-name="T33"> nota</text:span><text:span text:style-name="T35">m</text:span><text:span text:style-name="T33">ment pour les filtres de la classe </text:span><text:span text:style-name="T36">ListMemberPage</text:span><text:span text:style-name="T33">.</text:span></text:p>
      <text:h text:style-name="P19" text:outline-level="3"><text:bookmark-start text:name="__RefHeading___Toc2144_916937081"/>Les Membres/<text:span text:style-name="T43">Coachs/Staffs</text:span><text:bookmark-end text:name="__RefHeading___Toc2144_916937081"/></text:h>
      <text:p text:style-name="P7"><text:tab/><text:span text:style-name="T46">Nous avons créé la classe intermédiaire </text:span><text:span text:style-name="T48">TennisPlayer,</text:span><text:span text:style-name="T46"> pour permettre dans le futur, la création de la classe </text:span><text:span text:style-name="T48">Opponent</text:span><text:span text:style-name="T46">, qui sera un adversaire de Tennis sans être membre du club. C’est-à-dire qui héritera de </text:span><text:span text:style-name="T48">TennisPlayer</text:span><text:span text:style-name="T46">, mais pas de </text:span><text:span text:style-name="T48">Membre</text:span><text:span text:style-name="T46">. Cela dans le but de pouvoir modéliser des adversaires lors de la création de TeamMatch (</text:span><text:span text:style-name="T1">Rencontre entre deux bin</text:span><text:span text:style-name="T4">ô</text:span><text:span text:style-name="T1">mes de deux clubs différents</text:span><text:span text:style-name="T46">).</text:span></text:p>
      <text:p text:style-name="P8">Ici, tou<text:span text:style-name="T99">s</text:span> les Coachs ainsi que les Staffs sont automatiquement des <text:span text:style-name="T47">Membre</text:span> et gratuitement. <text:span text:style-name="T66">L</text:span>es Coachs possède<text:span text:style-name="T100">nt</text:span> un attribut enum(<text:span text:style-name="T47">Status</text:span>) pour savoir s’ils sont indépendants ou salarié<text:span text:style-name="T101">s</text:span>.</text:p>
      <text:p text:style-name="P9"><text:span text:style-name="T65">De même, les Membre possèdent un attribut </text:span><text:span text:style-name="T49">RegistrationType</text:span><text:span text:style-name="T65"> pour savoir s’ils ont une adhésion de compétition ou de loisir seulement. Les membres possèdent un ensemble d’IDs de </text:span><text:span text:style-name="T49">PaidEvent</text:span><text:span text:style-name="T65"> pour savoir quels évènements payants ont été payé par le membre en question.</text:span></text:p>
      <text:h text:style-name="P20" text:outline-level="3"><text:bookmark-start text:name="__RefHeading___Toc2146_916937081"/>Les Evènements<text:bookmark-end text:name="__RefHeading___Toc2146_916937081"/></text:h>
      <text:p text:style-name="Text_20_body"><text:tab/><text:span text:style-name="T67">L’interface </text:span><text:span text:style-name="T50">Event</text:span><text:span text:style-name="T69"> permet la modélisation d’évènements qui sont</text:span><text:span text:style-name="T72"> </text:span><text:span text:style-name="T50">MemberReservation </text:span><text:span text:style-name="T69">(</text:span><text:span text:style-name="T5">Réservation d’un court de tennis de deux membres</text:span><text:span text:style-name="T69">),</text:span><text:span text:style-name="T73"> </text:span><text:span text:style-name="T51">TennisTraining</text:span><text:span text:style-name="T70">(</text:span><text:span text:style-name="T6">Un cours de tennis</text:span><text:span text:style-name="T70">),</text:span><text:span text:style-name="T74"> </text:span><text:span text:style-name="T52">FamilyTournament</text:span><text:span text:style-name="T71">(</text:span><text:span text:style-name="T7">Les tournois amicaux au sein du club</text:span><text:span text:style-name="T71">), </text:span><text:span text:style-name="T53">PaidEvent</text:span><text:span text:style-name="T75">(</text:span><text:span text:style-name="T8">Evènements payants, classe abstraite, </text:span><text:span text:style-name="T9">mère de</text:span><text:span text:style-name="T76"> </text:span><text:span text:style-name="T54">Competition</text:span><text:span text:style-name="T77"> </text:span><text:span text:style-name="T10">et</text:span><text:span text:style-name="T78"> </text:span><text:span text:style-name="T55">TennisClinic</text:span><text:span text:style-name="T79">(</text:span><text:span text:style-name="T11">Stage de tennis pour les jeunes</text:span><text:span text:style-name="T79">)</text:span><text:span text:style-name="T75">).</text:span></text:p>
      <text:p text:style-name="P10"><text:soft-page-break/><text:span text:style-name="T75">L</text:span><text:span text:style-name="T68">es évènements reliés à l’objet </text:span><text:span text:style-name="T47">TennisCourt</text:span><text:span text:style-name="T68">, sont des évènements qui ont besoin de 1 à n terrain</text:span><text:span text:style-name="T80">s</text:span><text:span text:style-name="T68"> de tennis, cela permet de vérifier que deux évènements ne peuvent pas avoir lieu sur le même terrain à la même date.</text:span></text:p>
      <text:p text:style-name="P11"><text:span text:style-name="T68">L</text:span><text:span text:style-name="T81">es</text:span><text:span text:style-name="T68"> date</text:span><text:span text:style-name="T82">s</text:span><text:span text:style-name="T68"> de début et de fin d’une </text:span><text:span text:style-name="T47">Competition</text:span><text:span text:style-name="T68"> sont calculé</text:span><text:span text:style-name="T83">s</text:span><text:span text:style-name="T68"> automatiquement en fonction des dates des </text:span><text:span text:style-name="T47">TeamMatch</text:span><text:span text:style-name="T68"> qui y sont contenu</text:span><text:span text:style-name="T91">es</text:span><text:span text:style-name="T68">.</text:span></text:p>
      <text:h text:style-name="P18" text:outline-level="3"><text:bookmark-start text:name="__RefHeading___Toc2148_916937081"/>L<text:span text:style-name="T42">e Club</text:span><text:bookmark-end text:name="__RefHeading___Toc2148_916937081"/></text:h>
      <text:p text:style-name="Text_20_body"><text:tab/><text:span text:style-name="T94">Ici, nous avons créé un objet club dans l’hypothèse que dans le futur, cette application ressence de nombreux </text:span><text:span text:style-name="T58">Club</text:span><text:span text:style-name="T86">s</text:span><text:span text:style-name="T94">. Dans notre cas présent, nous avons créé une seule variable globale <text:s/></text:span><text:span text:style-name="T58">Club</text:span><text:span text:style-name="T84"> dans la classe </text:span><text:span text:style-name="T58">Club</text:span><text:span text:style-name="T84"> elle-même</text:span><text:span text:style-name="T85">(</text:span><text:span text:style-name="T12">Pas une très bonne pratique, mais simplifiant notre cas </text:span><text:span text:style-name="T13">d’utilisation</text:span><text:span text:style-name="T85">)</text:span><text:span text:style-name="T84">.</text:span></text:p>
      <text:p text:style-name="P12"><text:span text:style-name="T68">Le club possède </text:span><text:span text:style-name="T87">un </text:span><text:span text:style-name="T60">ISet</text:span><text:span text:style-name="T87"> de </text:span><text:span text:style-name="T60">Member</text:span><text:span text:style-name="T87">(</text:span><text:span text:style-name="T14">membre</text:span><text:span text:style-name="T15">s</text:span><text:span text:style-name="T14"> simple</text:span><text:span text:style-name="T15">s</text:span><text:span text:style-name="T14"> uniquement</text:span><text:span text:style-name="T87">), un </text:span><text:span text:style-name="T60">ISet</text:span><text:span text:style-name="T87"> de </text:span><text:span text:style-name="T60">Coach</text:span><text:span text:style-name="T87">, un </text:span><text:span text:style-name="T60">I</text:span><text:span text:style-name="T59">S</text:span><text:span text:style-name="T60">et</text:span><text:span text:style-name="T87"> de </text:span><text:span text:style-name="T60">Staff</text:span><text:span text:style-name="T87"> </text:span><text:span text:style-name="T88">ainsi qu’un </text:span><text:span text:style-name="T59">I</text:span><text:span text:style-name="T61">S</text:span><text:span text:style-name="T59">et</text:span><text:span text:style-name="T88"> pour cha</text:span><text:span text:style-name="T90">c</text:span><text:span text:style-name="T88">un des types </text:span><text:span text:style-name="T59">d’Event</text:span><text:span text:style-name="T88">. </text:span><text:span text:style-name="T89">Cette centralisation des objets du club permet la </text:span></text:p>
      <text:h text:style-name="P17" text:outline-level="2"><text:bookmark-start text:name="__RefHeading___Toc1524_1061633367"/>Explication de l’IHM<text:bookmark-end text:name="__RefHeading___Toc1524_1061633367"/></text:h>
      <text:p text:style-name="P13"><text:span text:style-name="T92"><text:tab/>Ce projet ne possède que deux </text:span><text:span text:style-name="T56">Windows</text:span><text:span text:style-name="T92"> possible, celle principale et celle pour ajouter des membres dans une compétition ou un tournoi. De plus, le package Material Design a été installé pour l’aspect visuel plus agréable de la solution.</text:span></text:p>
      <text:h text:style-name="P21" text:outline-level="3"><text:bookmark-start text:name="__RefHeading___Toc212_916937081"/><text:span text:style-name="T44">Section: </text:span>Liste des Membres <text:span text:style-name="T45">(Tous)</text:span><text:bookmark-end text:name="__RefHeading___Toc212_916937081"/></text:h>
      <text:p text:style-name="P3"><text:tab/><text:span text:style-name="T95">Sur cette page, s’affiche la liste de tous les membres du club incluant le personnel. Les radios buttons permettent de trier et ordonner cette liste en fonction des besoins de l’utilisateur. Les boutons « </text:span><text:span text:style-name="T62">Modifier</text:span><text:span text:style-name="T95"> » contenues dans le GridData permettent de modifier le membre correspondant en redirigeant l’utilisateur vers la page « Ajouter un Membre ». Ainsi la page s’auto-remplie avec les informations du membre et quand l’utilisateur valide les modifications apportées, le </text:span><text:span text:style-name="T62">Membre</text:span><text:span text:style-name="T95"> se met à jour au lieu de s’ajouter à la liste des membres. Le bouton «Supprimer Sélectionnés» permet de supprimer tous les membres sélectionnés dans le DataGrid.</text:span></text:p>
      <text:h text:style-name="P22" text:outline-level="3"><text:bookmark-start text:name="__RefHeading___Toc214_916937081"/>Section: Ajouter membre <text:bookmark-end text:name="__RefHeading___Toc214_916937081"/></text:h>
      <text:p text:style-name="P5"><text:span text:style-name="T40"><text:tab/>Cette page permet d’ajouter ou de modifier un membre. Si la page a été appelée pour une modification, le champs «</text:span><text:span text:style-name="T63">Type </text:span><text:span text:style-name="T40">» du membre ne peut pas être modifié(</text:span><text:span text:style-name="T63">Membre</text:span><text:span text:style-name="T40">, </text:span><text:span text:style-name="T63">Coach</text:span><text:span text:style-name="T40"> ou </text:span><text:span text:style-name="T63">Staff</text:span><text:span text:style-name="T40"> reste figé). De nombreuses vérifications ont lieu lorsque l’utilisateur veut valider le membre (tous les champs sont bien remplis, date de naissance cohérente…), de plus la </text:span><text:span text:style-name="T63">TextBox</text:span><text:span text:style-name="T40"> « CodePostale » ne peut être remplie qu’avec des chiffres. Des éléments de la page sont cachés ou visible en fonction du type du membre qui y est ajouté et/ou en fonction des radios buttons de la page. </text:span></text:p>
      <text:h text:style-name="P23" text:outline-level="3"><text:bookmark-start text:name="__RefHeading___Toc209_1061633367"/>Section Comp<text:span text:style-name="T98">é</text:span>tition<text:bookmark-end text:name="__RefHeading___Toc209_1061633367"/></text:h>
      <text:p text:style-name="P2"><text:tab/><text:span text:style-name="T96">La page qui liste les compétitions fonctionne tout comme la page qui liste les membres du club. Il est possible de supprimer les compétitions sélectionnées d’en ajouter et/ou modifier. </text:span><text:soft-page-break/><text:span text:style-name="T96">Lorsque l’on Ajoute/Modifie une compétition, il est possible d’y ajouter des </text:span><text:span text:style-name="T64">TeamMatch</text:span><text:span text:style-name="T96">(</text:span><text:span text:style-name="T2">Matchs de bin</text:span><text:span text:style-name="T3">ô</text:span><text:span text:style-name="T2">mes</text:span><text:span text:style-name="T96">). Lorsque l’utilisateur voudra choisir les joueurs, il devra choisir une date avant cela. Ainsi lorsqu’il choisira le premier joueur, la page n’affichera que les membres disponibles ce jour-là. Lorsqu’il choisira le deuxième joueur la page n’affichera que les membres disponibles ce jour-là et du même niveau que le premier joueur sélectionné. Sinon ici aussi, tous les testes nécessaires ont lieu sur les champs lorsque l’utilisateur clique sur le bouton « Valider ». Nous avons pris l’initiative de permettre aux Hommes et Femmes de jouer dans un même binôme car les matches mixtes existent dans la vraie vie.</text:span></text:p>
      <text:h text:style-name="P24" text:outline-level="3"><text:bookmark-start text:name="__RefHeading___Toc991_2109008113"/>Section Tournoi<text:bookmark-end text:name="__RefHeading___Toc991_2109008113"/></text:h>
      <text:p text:style-name="P6"><text:tab/><text:span text:style-name="T97">La page liste des tournois permettent également de lister, d’ajouter et de modifier un tournoi. Dans la page Ajouter/Modifier un tournoi, l’utilisateur doit valider une date avant d’y ajouter des joueurs dans le but de savoir quels joueurs peuvent participer à cet évènement ce jour même. Si l’utilisateur veut modifier la date du tournoi, la liste des joueurs est remise à zéro car il n’est plus possible de certifier que les membres pourront être présent durant la nouvelle date donnée.</text:span></text:p>
      <text:p text:style-name="P6"/>
      <text:h text:style-name="Heading_20_2" text:outline-level="2"><text:bookmark-start text:name="__RefHeading___Toc2959_916937081"/><text:span text:style-name="T17">B</text:span><text:span text:style-name="T16">ilan</text:span><text:bookmark-end text:name="__RefHeading___Toc2959_916937081"/></text:h>
      <text:p text:style-name="Text_20_body"><text:span text:style-name="T16"><text:tab/></text:span><text:span text:style-name="T18">Un effort particulier a été donné dans la gestion des données de notre solution. En effet, </text:span><text:span text:style-name="T19">un membre ne peut pas être disponible sur deux évènements en même temps dans notre programme. </text:span><text:span text:style-name="T20">Un membre non compétiteur ne peut pas être ajouté à une compétition. </text:span><text:span text:style-name="T21">Un tou</text:span><text:span text:style-name="T25">r</text:span><text:span text:style-name="T21">noi ne peut pas être ajouté si sa liste de participants ne possède pas au moins 2 coachs. </text:span><text:span text:style-name="T22">Un membre ne peut pas être ajouté deux fois dans un même évènement. De plus la </text:span><text:span text:style-name="T23">liste </text:span><text:span text:style-name="T22">des membres peut être trié</text:span><text:span text:style-name="T26">e</text:span><text:span text:style-name="T22"> selon de nombreux critères superposables si ceux-ci sont indépendant</text:span><text:span text:style-name="T27">s</text:span><text:span text:style-name="T22">. </text:span><text:span text:style-name="T24">La Window de s</text:span><text:span text:style-name="T28">é</text:span><text:span text:style-name="T24">lection des membres permet de filtrer les membres en y affichant que ceux disponible</text:span><text:span text:style-name="T29">s</text:span><text:span text:style-name="T24"> à une date donné</text:span><text:span text:style-name="T30">e</text:span><text:span text:style-name="T24"> avec possibilité d’y ajouter un filtre en fonction du niveau du joueur néc</text:span><text:span text:style-name="T31">e</text:span><text:span text:style-name="T24">ssai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FreeSans2" svg:font-family="FreeSans" style:font-family-generic="swiss"/>
    <style:font-face style:name="Abyssinica SIL" svg:font-family="'Abyssinica SIL'" style:font-adornments="Regular" style:font-pitch="variable"/>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2in" fo:margin-bottom="0.0201in" loext:contextual-spacing="false" fo:text-align="center" style:justify-single-word="false" style:shadow="none" fo:keep-with-next="always" style:writing-mode="page"/>
      <style:text-properties style:font-name="Abyssinica SIL" fo:font-family="'Abyssinica SIL'" style:font-style-name="Regular" style:font-pitch="variable" fo:font-size="36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line-height="150%" fo:text-align="justify" style:justify-single-word="false" style:shadow="none" style:writing-mode="page"/>
      <style:text-properties style:font-name="Times new roman" fo:font-family="'Times new roman'" style:font-family-generic="roman" fo:font-size="12pt" officeooo:rsid="003d2de5" style:font-size-asian="10.5pt"/>
    </style:style>
    <style:style style:name="List" style:family="paragraph" style:parent-style-name="Text_20_body" style:class="list">
      <style:paragraph-properties fo:margin-top="0in" fo:margin-bottom="0.0402in" loext:contextual-spacing="false" style:writing-mode="page"/>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auto-update="true" style:class="index" style:master-page-name="">
      <loext:graphic-properties draw:fill="none" draw:fill-color="#729fcf"/>
      <style:paragraph-properties style:page-number="auto" fo:background-color="transparent" style:shadow="none" text:number-lines="false" text:line-number="0" style:vertical-align="auto" style:writing-mode="page">
        <style:tab-stops/>
      </style:paragraph-properties>
      <style:text-properties style:text-position="0% 100%"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left="0in" fo:margin-right="0in" fo:margin-top="0.1402in" fo:margin-bottom="0.2in" loext:contextual-spacing="false" fo:text-indent="0in" style:auto-text-indent="false" style:page-number="auto" fo:background-color="transparent" fo:padding="0in" fo:border="none" style:writing-mode="page">
        <style:tab-stops/>
        <style:drop-cap/>
      </style:paragraph-properties>
      <style:text-properties fo:font-size="3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4in" fo:margin-bottom="0.2in" loext:contextual-spacing="false" fo:text-align="start" style:justify-single-word="false" style:page-number="auto" fo:padding="0.0598in" fo:border-left="none" fo:border-right="none" fo:border-top="none" fo:border-bottom="0.06pt solid #000000" style:shadow="none" style:writing-mode="page" style:join-border="true"/>
      <style:text-properties fo:font-size="60%" fo:font-weight="normal" style:font-size-asian="101%" style:font-weight-asian="bold" style:font-size-complex="101%" style:font-weight-complex="600"/>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111in" fo:margin-bottom="0in" loext:contextual-spacing="false" fo:line-height="100%"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Arial" fo:font-family="Arial"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111in" fo:margin-bottom="0in" loext:contextual-spacing="false" fo:line-height="100%"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965in" fo:margin-bottom="0in" loext:contextual-spacing="false" fo:line-height="100%" fo:text-align="start" style:justify-single-word="false" fo:text-indent="0in" style:auto-text-indent="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835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93in" fo:margin-bottom="0in" loext:contextual-spacing="false" fo:line-height="100%" fo:text-align="start" style:justify-single-word="false" fo:text-indent="0in" style:auto-text-indent="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le" style:family="paragraph" style:parent-style-name="Heading" style:class="chapter">
      <style:paragraph-properties fo:text-align="center" style:justify-single-word="false" style:writing-mode="page"/>
    </style:style>
    <style:style style:name="Heading_20_1" style:display-name="Heading 1" style:family="paragraph" style:parent-style-name="Heading" style:class="text" style:master-page-name="">
      <style:paragraph-properties fo:margin-top="0.0799in" fo:margin-bottom="0in" loext:contextual-spacing="false" fo:text-align="center" style:justify-single-word="false" style:page-number="auto" fo:padding="0.0201in" fo:border-left="none" fo:border-right="none" fo:border-top="none" fo:border-bottom="0.06pt solid #000000" style:shadow="none" style:writing-mode="page"/>
      <style:text-properties style:font-name="Abyssinica SIL" fo:font-family="'Abyssinica SIL'" style:font-style-name="Regular" style:font-pitch="variable" fo:font-size="36pt" fo:font-weight="bold"/>
    </style:style>
    <style:style style:name="Contents_20_Heading" style:display-name="Contents Heading" style:family="paragraph" style:parent-style-name="Heading_20_1" style:class="index" style:master-page-name="">
      <style:paragraph-properties fo:margin-top="1.5in" fo:margin-bottom="0.0201in" loext:contextual-spacing="false" style:page-number="auto" fo:padding="0in" fo:border="none" style:writing-mode="page"/>
      <style:text-properties fo:color="#1c1c1c" fo:font-size="36pt" fo:font-style="normal" fo:font-weight="bold"/>
    </style:style>
    <style:style style:name="Contents_20_Heading_20_2" style:display-name="Contents Heading 2" style:family="paragraph" style:parent-style-name="Contents_20_Heading" style:master-page-name="">
      <style:paragraph-properties style:page-number="auto" fo:padding="0in" fo:border="none" style:writing-mode="page"/>
      <style:text-properties fo:color="#000000" fo:font-size="22pt" fo:font-style="italic" fo:font-weight="normal"/>
    </style:style>
    <style:style style:name="Header" style:family="paragraph" style:parent-style-name="Standard" style:class="extra" style:master-page-name="">
      <style:paragraph-properties style:page-number="auto" style:writing-mode="page"/>
      <style:text-properties fo:color="#666666" fo:font-style="italic" style:font-size-asian="10.5pt"/>
    </style:style>
    <style:style style:name="Footer" style:family="paragraph" style:parent-style-name="Standard" style:class="extra">
      <style:paragraph-properties fo:text-align="end" style:justify-single-word="false" style:writing-mode="page"/>
      <style:text-properties style:font-name="Abyssinica SIL" fo:font-family="'Abyssinica SIL'" style:font-style-name="Regular" style:font-pitch="variable" style:font-size-asian="10.5pt"/>
    </style:style>
    <style:style style:name="Contents_20_2" style:display-name="Contents 2" style:family="paragraph" style:parent-style-name="Index" style:class="index">
      <style:paragraph-properties fo:margin-top="0.1402in" fo:margin-bottom="0.0598in" loext:contextual-spacing="false" style:writing-mode="page"/>
      <style:text-properties style:font-name="Abyssinica SIL" fo:font-family="'Abyssinica SIL'" style:font-style-name="Regular" style:font-pitch="variable" fo:font-size="20pt"/>
    </style:style>
    <style:style style:name="Contents_20_3" style:display-name="Contents 3" style:family="paragraph" style:parent-style-name="Index" style:class="index">
      <style:paragraph-properties fo:margin-left="0.1799in" fo:margin-right="0in" fo:margin-top="0in" fo:margin-bottom="0.0402in" loext:contextual-spacing="false" fo:text-indent="0in" style:auto-text-indent="false" style:writing-mode="page"/>
      <style:text-properties fo:font-size="16pt"/>
    </style:style>
    <style:style style:name="First_20_line_20_indent" style:display-name="First line indent" style:family="paragraph" style:parent-style-name="Text_20_body" style:class="text">
      <style:paragraph-properties fo:margin-top="0.2in" fo:margin-bottom="0in" loext:contextual-spacing="false" style:writing-mode="page"/>
      <style:text-properties fo:font-size="13pt" fo:font-weight="bold" style:font-size-asian="10.5pt"/>
    </style:style>
    <style:style style:name="Contents_20_Heading_20_3" style:display-name="Contents Heading 3" style:family="paragraph" style:parent-style-name="Contents_20_Heading">
      <style:paragraph-properties style:writing-mode="page"/>
      <style:text-properties fo:font-size="22pt" fo:font-weight="normal"/>
    </style:style>
    <style:style style:name="Heading_20_4" style:display-name="Heading 4" style:family="paragraph" style:parent-style-name="Heading" style:class="text" style:master-page-name="">
      <style:paragraph-properties fo:margin-top="0.5in" fo:margin-bottom="0.2in" loext:contextual-spacing="false" fo:text-align="center" style:justify-single-word="false" style:page-number="auto" style:writing-mode="page"/>
      <style:text-properties fo:color="#333333" fo:font-size="14pt" fo:font-style="normal"/>
    </style:style>
    <style:style style:name="Contents_20_4" style:display-name="Contents 4" style:family="paragraph" style:hidden="true" style:parent-style-name="Heading_20_4" style:auto-update="true" style:class="inde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55in" fo:text-indent="-0.3in" fo:margin-left="0.55in"/>
        </style:list-level-properties>
      </text:outline-level-style>
      <text:outline-level-style text:level="2" style:num-suffix="." style:num-format="I">
        <style:list-level-properties text:list-level-position-and-space-mode="label-alignment">
          <style:list-level-label-alignment text:label-followed-by="listtab" text:list-tab-stop-position="0.65in" fo:text-indent="-0.4in" fo:margin-left="0.65in"/>
        </style:list-level-properties>
      </text:outline-level-style>
      <text:outline-level-style text:level="3" style:num-suffix="." style:num-format="1">
        <style:list-level-properties text:list-level-position-and-space-mode="label-alignment">
          <style:list-level-label-alignment text:label-followed-by="listtab" text:list-tab-stop-position="0.75in" fo:text-indent="-0.5in" fo:margin-left="0.75in"/>
        </style:list-level-properties>
      </text:outline-level-style>
      <text:outline-level-style text:level="4" style:num-format="">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57db44" officeooo:paragraph-rsid="0058893f"/>
    </style:style>
    <style:style style:name="MT1" style:family="text">
      <style:text-properties officeooo:rsid="01a05a43"/>
    </style:style>
    <style:style style:name="MT2" style:family="text">
      <style:text-properties officeooo:rsid="01e9bc45"/>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apport de <text:span text:style-name="MT1">la Solution</text:span> « <text:span text:style-name="MT1">Club de tennis </text:span>»<text:tab/><text:tab/><text:tab/><text:tab/><text:tab/><text:tab/>Groupe : <text:span text:style-name="MT1">C</text:span>/<text:span text:style-name="MT1">2020</text:span></text:p>
      </style:header>
      <style:footer>
        <text:p text:style-name="Footer"><text:span text:style-name="MT2">Groupe C : Océane Görke – Yani ferhaoui<text:tab/><text:tab/> <text:s text:c="5"/><text:tab/><text:tab/><text:tab/>Page N°</text:span><text:page-number text:select-page="current">4</text:page-number>/<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08:17:40.858727468</meta:creation-date>
    <meta:generator>LibreOffice/6.0.7.3$Linux_X86_64 LibreOffice_project/00m0$Build-3</meta:generator>
    <dc:date>2020-01-17T20:03:20.446422563</dc:date>
    <meta:editing-duration>PT17H53M9S</meta:editing-duration>
    <meta:editing-cycles>561</meta:editing-cycles>
    <meta:document-statistic meta:table-count="0" meta:image-count="0" meta:object-count="0" meta:page-count="6" meta:paragraph-count="42" meta:word-count="1055" meta:character-count="6563" meta:non-whitespace-character-count="5530"/>
  </office:meta>
</office:document-meta>
</file>